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1_7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Shekalim; Bar mitzvah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7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For Shekalim &amp; 22d of February/</text:p>
      <text:p text:style-name="P7">together with a Bar Mitzvah/</text:p>
      <text:p text:style-name="P7"/>
      <text:p text:style-name="P6">[Page 1]</text:p>
      <text:p text:style-name="P6">It seldom happens that a preacher has three subjects to/ present <text:span text:style-name="T1">before</text:span><text:span text:style-name="T3"> to his hearers simultaneously. <text:s/>That coincidence/ occurs today. <text:s/>First, the additional lecture form the Penta-/-teuch reminds us of an event altogether Jewish in its historic-/-al character. <text:s/>Secondly, a festive appearance all around, recalls/ a birth, joyful to freedom loving Americans, and thirdly, the/ ascending </text:span><text:span text:style-name="T1">of</text:span><text:span text:style-name="T3"> upon this desk by a lad, directs our attention to a </text:span><text:span text:style-name="T1">cere-</text:span><text:span text:style-name="T3"> circum-/</text:span><text:span text:style-name="T1">-mony</text:span><text:span text:style-name="T3"> -stance peculiarly congregational. <text:s/></text:span><text:span text:style-name="T1">But</text:span><text:span text:style-name="T3"> Still, the singularity of the/ occasion, will not </text:span><text:span text:style-name="T1">nevertheless</text:span><text:span text:style-name="T3">, demand at my hands a lengthy/ discourse. <text:s/>For, the three topics it suggests, have been enlarged/ upon separately time and again. <text:s/>I shall not therefore/ explain the ordinances of the half a shekel that has given this Sabbath the name by which it is designated. <text:s/>There can be none/ within hearing of my voice who have not learnt that </text:span><text:span text:style-name="T1">before</text:span><text:span text:style-name="T3"> anciently/ </text:span><text:span text:style-name="T1">the return of the ecclesiastical year at Nissan</text:span><text:span text:style-name="T3"> each Israelite deposited/ into the national treasury before the return of the ecclesiastical year, at Nissan, the coin prescribed in the wilderness/ of Sinai; and that the aggregate amount was devoted to the/ wants of the public worship. <text:s/></text:span><text:span text:style-name="T1">and</text:span><text:span text:style-name="T3"> All are aware likewise that the practice, </text:span><text:span text:style-name="T1">prevail-</text:span><text:span text:style-name="T3"> of/ </text:span><text:span text:style-name="T1">-ing in many Hebrew communities, of donating</text:span><text:span text:style-name="T3"> donating </text:span><text:span text:style-name="T1">a sum equivalent to that</text:span><text:span text:style-name="T3"> at this season, a sum equivalent to the same/ </text:span><text:span text:style-name="T1">coin at this season</text:span><text:span text:style-name="T3"> coin, for the use of the Synagogue--as it prevails in many Hebrew communities, is simply/ commemorative of the past. <text:s/>Nor will I offer to/ view incidents on the life of the father of this country,/</text:span></text:p>
      <text:p text:style-name="P6"><text:soft-page-break/><text:span text:style-name="T3"/></text:p>
      <text:p text:style-name="P6"><text:span text:style-name="T3">[Page 2]</text:span></text:p>
      <text:p text:style-name="P6"><text:span text:style-name="T3">out of deference to his natal day, for, conspiring, indeed, as the theme/ must always be, I could </text:span><text:span text:style-name="T1">not</text:span><text:span text:style-name="T3"> but repeat myself. <text:s/>I could not certainly increase in any degree a/ knowledge universally possessed from main to Texas and from the St Lawrence to the Pacific ocean./ <text:s/>A tyro will tell why Washington challenges the admira-/-tion and reverence of all who value sterling virtue; and/ by what means he earned the laurels of immortality. <text:s/>And as/ to the admission of a youth into our religious fellowship,/ the frequency of the </text:span><text:span text:style-name="T1">circumstance</text:span><text:span text:style-name="T3"> ceremonies has ceased to elicit/ thoughts strikingly instructive, save, perhaps, to the/ individual immediately concerned. <text:s/>Yet </text:span><text:span text:style-name="T1">still</text:span><text:span text:style-name="T3">, to suffer/ the coincidence to pass by without drawing some moral, would/ ill-become one who must </text:span><text:span text:style-name="T1">inspire attachment for awaken respect</text:span><text:span text:style-name="T3"> endeavour to vitalize the observances/ of the ancestral faith, and awaken devotion to </text:span><text:span text:style-name="T1">love for</text:span><text:span text:style-name="T3"> human goodness./ <text:s/>Let us then consider. <text:s/>The equal weight of the coin that/ rich and poor deposited into the Sanctuary, must have/ been intended to impress our people with ideas democratically/ broad. <text:s/>All should support</text:span><text:span text:style-name="T1">ed</text:span><text:span text:style-name="T3"> in a like manner the house of the/ Lord, and all alike would derive</text:span><text:span text:style-name="T1">d</text:span><text:span text:style-name="T3"> identical advantages from/ the rites performed by the officiating minister. <text:s/>Thus none/ could boast of personal superiority, alleging that he contributed/ more largely than others to the maintenance of the altar,/ and none could claim </text:span><text:span text:style-name="T1">a greater favors from</text:span><text:span text:style-name="T3"> a closer proximity to the Deity, urging/ </text:span></text:p>
      <text:p text:style-name="P6"><text:span text:style-name="T3"/></text:p>
      <text:p text:style-name="P6"><text:span text:style-name="T3">[Page 3]</text:span></text:p>
      <text:p text:style-name="P6"><text:span text:style-name="T3">that the piety he evinced assumed a magnificent/ form. <text:s/>No: a money aristocracy shall not secure </text:span><text:span text:style-name="T1">a</text:span><text:span text:style-name="T3">/ </text:span><text:span text:style-name="T1">seat of honor</text:span><text:span text:style-name="T3"> places of distinction, where the universal Father bids His/ Divinity rest. <text:s/>[Hebrew]/ </text:span><text:span text:style-name="T1">Only one half of a com</text:span><text:span text:style-name="T3"> Even the greatest shall come with one half of a coin, for, as expressed by our philosophers, man however exalted/ in the world, is imperfect in the sight of her Maker. <text:s/>hence the </text:span><text:span text:style-name="T1">[?]</text:span><text:span text:style-name="T3"> [Hebrew]/ sentence which follows [Hebrew]/ <text:s/>The reputed righteous shall not be given [?] honors,/ that they may look down with </text:span><text:span text:style-name="T4">holy horror</text:span><text:span text:style-name="T5"> upon </text:span><text:span text:style-name="T4">miserable</text:span><text:span text:style-name="T5">/ sinners. <text:s/>[Hebrew] </text:span><text:span text:style-name="T2">[Hebrew]</text:span><text:span text:style-name="T5"> The half-shekel was to atone for all souls./ <text:s/>A Moses himself, he who had been supernaturally commissioned to communicate/ the ordinance, was included in the number of those for/ whose spiritual welfare the Tabernacle daily resounded with/ invocations and entreaties. <text:s/>What means then/ the offensive glorification, which the opulent receive in some/ modern Temples? <text:s/>I call it offensive, because the destitute/ who are scarcely recognized there as fellow-believers, must feel/ deeply wounded by the partiality. <text:s/>There was a time, when/ the privilege of </text:span><text:span text:style-name="T2">performing an act, during</text:span><text:span text:style-name="T5"> taking an action part in the worship, </text:span><text:span text:style-name="T2">deemed was</text:span><text:span text:style-name="T5">/ </text:span><text:span text:style-name="T2">meritorious</text:span><text:span text:style-name="T5">, had to be bought at auction; when the </text:span><text:span text:style-name="T2">do</text:span><text:span text:style-name="T5"> highest/ bidder performed what he deemed meritorious. <text:s/>That/ exceedingly objectionable feature in the service of the Al-/mighty, is, I think, wiped away in every dwelling of/ prayer, claiming respectability./</text:span></text:p>
      <text:p text:style-name="P6"><text:span text:style-name="T5"/></text:p>
      <text:p text:style-name="P6"><text:span text:style-name="T5">[Page 4]</text:span></text:p>
      <text:p text:style-name="P6"><text:span text:style-name="T5">But we have not advanced enough. <text:s/>The democratic/ principles of Mosaism meet with a check whenever the affluent are brought the needy/ are driven into a corner, </text:span><text:span text:style-name="T2">and</text:span><text:span text:style-name="T5"> left quite unnoticed prominently in the habitation/ of their, as well as the </text:span><text:span text:style-name="T2">rich</text:span><text:span text:style-name="T5"> man's, God. <text:s/>Parti-/-cularly noticeable is the wrong, when solemn sanctity has/ to make</text:span><text:span text:style-name="T2">s</text:span><text:span text:style-name="T5"> room for vulgar pomposity; and when noisy piety/ is made to override self-</text:span><text:span text:style-name="T2">abasing</text:span><text:span text:style-name="T5"> condemned defection. <text:s/>I forbear citing instances, illustrating my thoughts, but I </text:span><text:span text:style-name="T2">I</text:span><text:span text:style-name="T5"> rejoice/ </text:span><text:span text:style-name="T2">that because</text:span><text:span text:style-name="T5"> that notwithstanding radical defects, whose removal, <text:s/>motives,/ which I do not desire to set forth, prevent, this our minor Sanct-/-uary approaches, in a measure, my ideal of a Jewish place/ of worship. <text:s/>With the exception of the reader and lecturer,/ who, to be heard, must unavoidably stand high, a disparity/ of rank or class among the attendants is scarcely perceptible. <text:s/>And/ all indiscriminately obtain countenance, and the consideration/ due </text:span><text:span text:style-name="T2">and deeply appointed the humble station</text:span><text:span text:style-name="T5"> to one another, </text:span><text:span text:style-name="T2">so</text:span><text:span text:style-name="T5"> so </text:span><text:span text:style-name="T2">highly</text:span><text:span text:style-name="T5"> greatly prized by such as occupy an humble station in the outside/ world./</text:span></text:p>
      <text:p text:style-name="P6"><text:span text:style-name="T5">But not always do my brethren prove by their conduct,/ beyond these sacred precincts, that they </text:span><text:soft-page-break/><text:span text:style-name="T5">understand the rules/ of equity. <text:s/>It was the expressed wish of the greatest American/ </text:span><text:span text:style-name="T2">as in</text:span><text:span text:style-name="T5"> not less than that of the greatest Hebrew, that we should/ excell[sic!] in righteousness. <text:s/>To an address of our fathers, Washington/ responded with his usual wisdom and kindliness of sentiments./</text:span></text:p>
      <text:p text:style-name="P6"><text:span text:style-name="T5"/></text:p>
      <text:p text:style-name="P6"><text:span text:style-name="T5">[Page 5]</text:span></text:p>
      <text:p text:style-name="P6"><text:span text:style-name="T5">Complemented for the valor exhibited on the battle field,/ and for his administrative talents, the recipient of well-deserved/ praises said that he was touched by the words of his fellow-/citizens of the stock of Abraham, and he prayed that they might/ thenceforth show their title to the </text:span><text:span text:style-name="T2">liberties</text:span><text:span text:style-name="T5"> immunities guaranteed by the/ constitution and purchased by the life-blood of the brave. <text:s/>That title is based not on the ability to acquire/ </text:span><text:span text:style-name="T2">wealth</text:span><text:span text:style-name="T5"> affluence, which the favored land has facilitated; not on the capacity/ to ventilate one's views at caucus meetings, but on probity,/ and on adherence to truth. <text:s/>These two traits bright in the/ characters of many among our predecessors, who congregated in/ Newport, New Orleans, New York and Philadelphia, have lately/ grown very pale. <text:s/>I care nothing for the </text:span><text:span text:style-name="T2">laudatory</text:span><text:span text:style-name="T5"> articles,/ </text:span><text:span text:style-name="T2">which the secular press</text:span><text:span text:style-name="T5"> published </text:span><text:span text:style-name="T2">to our exaltation</text:span><text:span text:style-name="T5"> to our </text:span><text:span text:style-name="T2">behalf</text:span><text:span text:style-name="T5"> exaltation, be they/ never so dictated by sincerity. <text:s/>According to the writings going/ the rounds of the secular press, we have attained a meridian/ altitude. <text:s/>But </text:span><text:span text:style-name="T2">they</text:span><text:span text:style-name="T5"> men who look with borrowed glasses, not suiting/ exactly their visual organs, cannot see as distinctly as we our-/-sevles with our </text:span><text:span text:style-name="T2">natural</text:span><text:span text:style-name="T5"> naked eyes. <text:s/>Israel of America have not come/ up to the point which the sage of Virginia indicated./ <text:s/>The </text:span><text:span text:style-name="T2">corruption into which</text:span><text:span text:style-name="T5"> agencies which have dragged politics </text:span><text:span text:style-name="T2">has sank</text:span><text:span text:style-name="T5"> into a slough of corruption, lowered </text:span><text:span text:style-name="T2">their</text:span><text:span text:style-name="T5"> us down/ also considerably; </text:span><text:span text:style-name="T2">The demagoguism of sandl-lot orators</text:span><text:span text:style-name="T5"> witness the looseness of morals consequent on the last of [?]./ <text:s/>The demagoguism of sand-lot orators has exercised its mischievous/</text:span></text:p>
      <text:p text:style-name="P6"><text:span text:style-name="T5"/></text:p>
      <text:p text:style-name="P6"><text:span text:style-name="T5">[Page 6]</text:span></text:p>
      <text:p text:style-name="P6"><text:span text:style-name="T5">influences; witness the figuring of names conspicuously/ Jewish among mountebanks and seditionaries. <text:s/></text:span><text:span text:style-name="T2">They who</text:span><text:span text:style-name="T5"> We might pride ourselves/ </text:span><text:span text:style-name="T2">possess talents</text:span><text:span text:style-name="T5"> on some fit to shine as stars of the first magnitude, and/ </text:span><text:span text:style-name="T2">reflect glory</text:span><text:span text:style-name="T5"> shed splendour thereby on the ancestral religion, but they prefer </text:span><text:span text:style-name="T2">to</text:span><text:span text:style-name="T5"> re-/-maining satellites. <text:s/>Very appropriate it is that this day/ on which was born the deliverer of a country to which </text:span><text:span text:style-name="T2">our</text:span><text:span text:style-name="T5"> the/ </text:span><text:span text:style-name="T2">race owes</text:span><text:span text:style-name="T5"> descendants of the patriarchs owe infinite thanks, we should scru-/-tinize our deportment, and recognize the unwelcome fact that/ we have fallen short of the desired expectations. <text:s/>Had we/ remembered the maxim of the Chiefs of our colleges, we would/ not have neglected </text:span><text:span text:style-name="T2">that</text:span><text:span text:style-name="T5"> the tacit recommendation of the first President of our republic--/ [Hebrew]. <text:s/>"Every son of Israel has been proclaimed/ at Sinai a security for the upright demeanour of his fellow/ believer", teach the Talmudists. <text:s/>Acting upon that aphorism/ we must have remained faithful to the rules of equity./ <text:s/>Nothing is more precious than the good name we must pre-/-serve as the people of God. <text:s/>Nothing is more sacred than [Hebrew]/ </text:span><text:span text:style-name="T2">than</text:span><text:span text:style-name="T5"> to show by practical demonstrations that Judaism gave its votaries </text:span><text:span text:style-name="T2">is</text:span><text:span text:style-name="T5"> a/ perfect code. <text:s/>Rich and poor, says Moses, by the ordinance/ of the half a shekel, rich and poor must be impressed with/ the great verity that they have equal</text:span><text:span text:style-name="T2">ity of</text:span><text:span text:style-name="T5"> interests to watch over./</text:span></text:p>
      <text:p text:style-name="P6"><text:span text:style-name="T5"/></text:p>
      <text:p text:style-name="P6"><text:span text:style-name="T5">[Page 7]<text:line-break/>The coheirs of the same laws, and the </text:span><text:span text:style-name="T2">[?]</text:span><text:span text:style-name="T5"> chosen actors in the/ same mission, ought to feel that to worship at the altar/ of human goodness, is </text:span><text:span text:style-name="T2">a nobler act</text:span><text:span text:style-name="T5"> no less an evidence of piety than to/ bend </text:span><text:span text:style-name="T2">at</text:span><text:span text:style-name="T5"> before a consecrated shrine. <text:s/>Let then the Sabbath/ </text:span><text:span text:style-name="T4">Shekalim</text:span><text:span text:style-name="T5">, and the 22d of February rise as monitors./ <text:s/>Shaming us because of our shortcomings in years past, let/ them </text:span><text:span text:style-name="T2">us</text:span><text:span text:style-name="T5"> urge us fast on to a future worthy of our origin/ as Hebrews, and of station given us in civilized society as/ Americans./</text:span></text:p>
      <text:p text:style-name="P6"><text:span text:style-name="T5">(Here follows an address to the Bar Mitzvah predicated on/ Sabbath Shekalim and the 22d of February)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12T14:52:53.54</meta:creation-date>
    <meta:document-statistic meta:table-count="0" meta:image-count="0" meta:object-count="0" meta:page-count="4" meta:paragraph-count="78" meta:word-count="1755" meta:character-count="11070"/>
    <dc:date>2012-09-12T15:37:35.44</dc:date>
    <dc:creator>Penn Libraries</dc:creator>
    <meta:editing-duration>PT00H10M21S</meta:editing-duration>
    <meta:editing-cycles>1</meta:editing-cycles>
    <meta:generator>OpenOffice.org/3.2$Win32 OpenOffice.org_project/320m12$Build-9483</meta:generator>
  </office:meta>
</office:document-meta>
</file>